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fo:color="#00ae00" style:font-name="Arial" fo:font-size="10pt" style:font-size-asian="10pt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94bd5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aecf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9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" style:family="text">
      <style:text-properties fo:color="#0000f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1. Dodajemy nową kolumne w bazie danych:</text:p>
      <text:p text:style-name="P9">src\BlogBundle\Resources\config\doctrine\<text:span text:style-name="T1">Image.orm.yml</text:span></text:p>
      <text:p text:style-name="P9">src\BlogAdminBundle\Resources\config\doctrine\<text:span text:style-name="T1">Image.orm.yml</text:span> </text:p>
      <text:p text:style-name="P5"><text:s text:c="2"/>repositoryClass: BlogBundle\Repository\ImageRepository</text:p>
      <text:p text:style-name="P5"><text:s text:c="2"/>repositoryClass: BlogAdminBundle\Repository\ImageRepository</text:p>
      <text:p text:style-name="P4"/>
      <text:p text:style-name="P4"><text:s text:c="2"/>fields:</text:p>
      <text:p text:style-name="P4"><text:s text:c="4"/>image:</text:p>
      <text:p text:style-name="P4"><text:s text:c="6"/>type: string</text:p>
      <text:p text:style-name="P4"><text:s text:c="6"/>length: 255</text:p>
      <text:p text:style-name="P5"><text:s text:c="4"/>rank:</text:p>
      <text:p text:style-name="P5"><text:s text:c="6"/>type: integer</text:p>
      <text:p text:style-name="P5"><text:s text:c="6"/>options:</text:p>
      <text:p text:style-name="P5"><text:s text:c="8"/>default: 1</text:p>
      <text:p text:style-name="P4"/>
      <text:p text:style-name="P4"/>
      <text:p text:style-name="P3">php app/console doctrine:generate:entities BlogBundle</text:p>
      <text:p text:style-name="P3">php app/console doctrine:generate:entities BlogAdminBundle</text:p>
      <text:p text:style-name="P3">php app/console doctrine:schema:update –force</text:p>
      <text:p text:style-name="P3">php app/console doctrine:fixtures:load</text:p>
      <text:p text:style-name="P3"/>
      <text:p text:style-name="P4">2. Dodanie funkcji zwiększającej indeks rank <text:span text:style-name="T1">createAction</text:span> i <text:span text:style-name="T1">updateAction</text:span>:</text:p>
      <text:p text:style-name="P9">src\BlogAdminBundle\Controller\<text:span text:style-name="T1">PostController.php</text:span> </text:p>
      <text:p text:style-name="P4"><text:s text:c="4"/>public function updateAction(Request $request, $id)</text:p>
      <text:p text:style-name="P4"><text:s text:c="4"/>{</text:p>
      <text:p text:style-name="P4"><text:s text:c="8"/>$em = $this-&gt;getDoctrine()-&gt;getManager();</text:p>
      <text:p text:style-name="P4"/>
      <text:p text:style-name="P4"><text:s text:c="8"/>$entity = $em-&gt;getRepository('BlogAdminBundle:Post')-&gt;find($id);</text:p>
      <text:p text:style-name="P4"/>
      <text:p text:style-name="P4"><text:s text:c="8"/>if (!$entity) {</text:p>
      <text:p text:style-name="P4"><text:s text:c="12"/>throw $this-&gt;createNotFoundException('Unable to find Post entity.');</text:p>
      <text:p text:style-name="P4"><text:s text:c="8"/>}</text:p>
      <text:p text:style-name="P4"/>
      <text:p text:style-name="P4"><text:s text:c="8"/>$deleteForm = $this-&gt;createDeleteForm($id);</text:p>
      <text:p text:style-name="P4"><text:s text:c="8"/>$editForm = $this-&gt;createEditForm($entity);</text:p>
      <text:p text:style-name="P4"><text:s text:c="8"/>$editForm-&gt;handleRequest($request);</text:p>
      <text:p text:style-name="P4"/>
      <text:p text:style-name="P4"><text:s text:c="8"/>if ($editForm-&gt;isValid()) {</text:p>
      <text:p text:style-name="P4"><text:s text:c="12"/></text:p>
      <text:p text:style-name="P4"><text:s text:c="12"/>if ($entity-&gt;getFile()) {</text:p>
      <text:p text:style-name="P4"><text:s text:c="16"/></text:p>
      <text:p text:style-name="P4"><text:s text:c="16"/>$entity-&gt;setFileRename();</text:p>
      <text:p text:style-name="P4"><text:s text:c="16"/></text:p>
      <text:p text:style-name="P4"><text:s text:c="16"/>$img = new Image();</text:p>
      <text:p text:style-name="P4"><text:s text:c="16"/>//$img-&gt;setImage($entity-&gt;getFile()-&gt;getClientOriginalName());</text:p>
      <text:p text:style-name="P4"><text:s text:c="16"/>$img-&gt;setImage($entity-&gt;getFileRename());</text:p>
      <text:p text:style-name="P4"><text:s text:c="16"/>$img-&gt;setPost($entity);</text:p>
      <text:p text:style-name="P4"><text:s text:c="16"/></text:p>
      <text:p text:style-name="P8"><text:s text:c="16"/>/*$repository = $this-&gt;getDoctrine()</text:p>
      <text:p text:style-name="P8"><text:s text:c="20"/>-&gt;getRepository('BlogBundle:Image');</text:p>
      <text:p text:style-name="P8"/>
      <text:p text:style-name="P8"><text:s text:c="16"/>$query = $repository-&gt;createQueryBuilder('i')</text:p>
      <text:p text:style-name="P8"><text:s text:c="20"/>-&gt;select('MAX(i.rank) as rank')</text:p>
      <text:p text:style-name="P8"><text:s text:c="20"/>-&gt;where('i.post = :post_id')</text:p>
      <text:p text:style-name="P8"><text:s text:c="20"/>-&gt;setParameter('post_id', $id)</text:p>
      <text:p text:style-name="P8"><text:s text:c="20"/>-&gt;getQuery();</text:p>
      <text:p text:style-name="P8"><text:s text:c="16"/></text:p>
      <text:p text:style-name="P8"><text:s text:c="16"/>$rank = $query-&gt;getSingleResult();*/</text:p>
      <text:p text:style-name="P4"><text:s text:c="16"/></text:p>
      <text:p text:style-name="P5"><text:s text:c="16"/>$rank = $em-&gt;getRepository('BlogAdminBundle:Image')-&gt;getMaxRank($id);</text:p>
      <text:p text:style-name="P5"><text:s text:c="16"/>if ($rank) {</text:p>
      <text:p text:style-name="P5"><text:soft-page-break/><text:s text:c="20"/>$img-&gt;setRank($rank['rank'] + 1);</text:p>
      <text:p text:style-name="P5"><text:s text:c="16"/>}</text:p>
      <text:p text:style-name="P4"><text:s text:c="16"/></text:p>
      <text:p text:style-name="P4"><text:s text:c="16"/>$em-&gt;persist($img);</text:p>
      <text:p text:style-name="P4"><text:s text:c="12"/>}</text:p>
      <text:p text:style-name="P4"><text:s text:c="12"/></text:p>
      <text:p text:style-name="P4"><text:s text:c="12"/>$em-&gt;flush();</text:p>
      <text:p text:style-name="P4"/>
      <text:p text:style-name="P4"><text:s text:c="12"/>return $this-&gt;redirect($this-&gt;generateUrl('admin_post_edit', array('id' =&gt; $id)));</text:p>
      <text:p text:style-name="P4"><text:s text:c="8"/>}</text:p>
      <text:p text:style-name="P4"/>
      <text:p text:style-name="P4"><text:s text:c="8"/>return $this-&gt;render('BlogAdminBundle:Post:edit.html.twig', array(</text:p>
      <text:p text:style-name="P4"><text:s text:c="12"/>'entity' <text:s text:c="5"/>=&gt; $entity,</text:p>
      <text:p text:style-name="P4"><text:s text:c="12"/>'edit_form' <text:s text:c="2"/>=&gt; $editForm-&gt;createView(),</text:p>
      <text:p text:style-name="P4"><text:s text:c="12"/>'delete_form' =&gt; $deleteForm-&gt;createView(),</text:p>
      <text:p text:style-name="P4"><text:s text:c="8"/>));</text:p>
      <text:p text:style-name="P4"><text:s text:c="4"/>}</text:p>
      <text:p text:style-name="P4"/>
      <text:p text:style-name="P1"><text:s text:c="4"/>public function createAction(Request $request)</text:p>
      <text:p text:style-name="P1"><text:s text:c="4"/>{</text:p>
      <text:p text:style-name="P1"><text:s text:c="8"/>$entity = new Post();</text:p>
      <text:p text:style-name="P1"><text:s text:c="8"/>$form = $this-&gt;createCreateForm($entity);</text:p>
      <text:p text:style-name="P1"><text:s text:c="8"/>$form-&gt;handleRequest($request);</text:p>
      <text:p text:style-name="P1"/>
      <text:p text:style-name="P1"><text:s text:c="8"/>if ($form-&gt;isValid()) {</text:p>
      <text:p text:style-name="P1"><text:s text:c="12"/>$em = $this-&gt;getDoctrine()-&gt;getManager();</text:p>
      <text:p text:style-name="P1"><text:s text:c="12"/></text:p>
      <text:p text:style-name="P1"><text:s text:c="12"/>if ($entity-&gt;getFile()) {</text:p>
      <text:p text:style-name="P1"><text:s text:c="16"/></text:p>
      <text:p text:style-name="P1"><text:s text:c="16"/>$entity-&gt;setFileRename();</text:p>
      <text:p text:style-name="P1"><text:s text:c="16"/></text:p>
      <text:p text:style-name="P1"><text:s text:c="16"/>$img = new Image();</text:p>
      <text:p text:style-name="P1"><text:s text:c="16"/>//$img-&gt;setImage($entity-&gt;getFile()-&gt;getClientOriginalName());</text:p>
      <text:p text:style-name="P1"><text:s text:c="16"/>$img-&gt;setImage($entity-&gt;getFileRename());</text:p>
      <text:p text:style-name="P1"><text:s text:c="16"/>$img-&gt;setPost($entity);</text:p>
      <text:p text:style-name="P1"><text:s text:c="16"/></text:p>
      <text:p text:style-name="P2"><text:s text:c="16"/>$rank = $em-&gt;getRepository('BlogAdminBundle:Image')-&gt;getMaxRank($id);</text:p>
      <text:p text:style-name="P2"><text:s text:c="16"/>if ($rank) {</text:p>
      <text:p text:style-name="P2"><text:s text:c="20"/>$img-&gt;setRank($rank['rank'] + 1);</text:p>
      <text:p text:style-name="P2"><text:s text:c="16"/>}</text:p>
      <text:p text:style-name="P1"><text:s text:c="16"/></text:p>
      <text:p text:style-name="P1"><text:s text:c="16"/>$em-&gt;persist($img);</text:p>
      <text:p text:style-name="P1"><text:s text:c="12"/>}</text:p>
      <text:p text:style-name="P1"><text:s text:c="12"/></text:p>
      <text:p text:style-name="P1"><text:s text:c="12"/>$em-&gt;persist($entity);</text:p>
      <text:p text:style-name="P1"><text:s text:c="12"/>$em-&gt;flush();</text:p>
      <text:p text:style-name="P1"/>
      <text:p text:style-name="P1"><text:s text:c="12"/>return $this-&gt;redirect($this-&gt;generateUrl('admin_post_show', array('id' =&gt; $entity-&gt;getId())));</text:p>
      <text:p text:style-name="P1"><text:s text:c="8"/>}</text:p>
      <text:p text:style-name="P1"/>
      <text:p text:style-name="P1"><text:s text:c="8"/>return $this-&gt;render('BlogAdminBundle:Post:new.html.twig', array(</text:p>
      <text:p text:style-name="P1"><text:s text:c="12"/>'entity' =&gt; $entity,</text:p>
      <text:p text:style-name="P1"><text:s text:c="12"/>'form' <text:s text:c="2"/>=&gt; $form-&gt;createView(),</text:p>
      <text:p text:style-name="P1"><text:s text:c="8"/>));</text:p>
      <text:p text:style-name="P1"><text:s text:c="4"/>}</text:p>
      <text:p text:style-name="P1"/>
      <text:p text:style-name="P9"/>
      <text:p text:style-name="P9"/>
      <text:p text:style-name="P9"/>
      <text:p text:style-name="P9"/>
      <text:p text:style-name="P9"/>
      <text:p text:style-name="P9"><text:soft-page-break/>3. Do nowo powstałego pliku dodajemy metode:</text:p>
      <text:p text:style-name="P9">src\BlogAdminBundle\Repository\<text:span text:style-name="T1">ImageRepository.php</text:span> </text:p>
      <text:p text:style-name="P4">&lt;?php</text:p>
      <text:p text:style-name="P4"/>
      <text:p text:style-name="P4">namespace BlogAdminBundle\Repository;</text:p>
      <text:p text:style-name="P4"/>
      <text:p text:style-name="P4">/**</text:p>
      <text:p text:style-name="P4"><text:s/>* ImageRepository</text:p>
      <text:p text:style-name="P4"><text:s/>*</text:p>
      <text:p text:style-name="P4"><text:s/>* This class was generated by the Doctrine ORM. Add your own custom</text:p>
      <text:p text:style-name="P4"><text:s/>* repository methods below.</text:p>
      <text:p text:style-name="P4"><text:s/>*/</text:p>
      <text:p text:style-name="P4">class ImageRepository extends \Doctrine\ORM\EntityRepository</text:p>
      <text:p text:style-name="P4">{</text:p>
      <text:p text:style-name="P5"><text:s text:c="4"/>public function getMaxRank($post_id = null)</text:p>
      <text:p text:style-name="P5"><text:s text:c="4"/>{</text:p>
      <text:p text:style-name="P5"><text:s text:c="8"/>$qb = $this-&gt;createQueryBuilder('i');</text:p>
      <text:p text:style-name="P5"/>
      <text:p text:style-name="P5"><text:s text:c="8"/>if($post_id)</text:p>
      <text:p text:style-name="P5"><text:s text:c="8"/>{</text:p>
      <text:p text:style-name="P5"><text:s text:c="12"/>$qb-&gt;select('MAX(i.rank) as rank')</text:p>
      <text:p text:style-name="P5"><text:s text:c="14"/>-&gt;where('i.post = :post_id')</text:p>
      <text:p text:style-name="P5"><text:s text:c="14"/>-&gt;setParameter('post_id', $post_id);</text:p>
      <text:p text:style-name="P5"><text:s text:c="8"/>}</text:p>
      <text:p text:style-name="P5"/>
      <text:p text:style-name="P5"><text:s text:c="8"/>$query = $qb-&gt;getQuery();</text:p>
      <text:p text:style-name="P5"/>
      <text:p text:style-name="P5"><text:s text:c="8"/>return $query-&gt;getSingleResult();</text:p>
      <text:p text:style-name="P5"><text:s text:c="4"/>}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H26M27S</meta:editing-duration>
    <meta:editing-cycles>16</meta:editing-cycles>
    <meta:generator>OpenOffice.org/3.3$Win32 OpenOffice.org_project/330m20$Build-9567</meta:generator>
    <dc:date>2016-01-19T16:28:29.47</dc:date>
    <dc:creator>szymon idczak</dc:creator>
    <meta:document-statistic meta:table-count="0" meta:image-count="0" meta:object-count="0" meta:page-count="3" meta:paragraph-count="126" meta:word-count="272" meta:character-count="4454"/>
    <meta:user-defined meta:name="Info 1"/>
    <meta:user-defined meta:name="Info 2"/>
    <meta:user-defined meta:name="Info 3"/>
    <meta:user-defined meta:name="Info 4"/>
  </office:meta>
</office:document-meta>
</file>